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egration of Creative Code and Programmatic Training for Youth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1. Mobile App Development</text:p>
            <text:p>2. Course Content Development</text:p>
            <text:p>3. Delivering Lectur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urse centers around teaching youth to code using a modular design.</text:p>
              </text:list-item>
              <text:list-item>
                <text:p>Initializing Modules include</text:p>
                <text:list>
                  <text:list-item>
                    <text:p>Basics of Computer Literacy</text:p>
                  </text:list-item>
                  <text:list-item>
                    <text:p>Introduction to Building Websites</text:p>
                  </text:list-item>
                  <text:list-item>
                    <text:p>Introduction to Mobile Ap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s of Computer Lite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neral OS, using Ubuntu as Example</text:p>
              </text:list-item>
              <text:list-item>
                <text:p>Installing and Running Apps </text:p>
                <text:list>
                  <text:list-item>
                    <text:p><text:span text:style-name="T1"><text:a xlink:href="http://lyndondaniels.com/2010/learn/general/install.html" xlink:type="simple">http://lyndondaniels.com/2010/learn/general/install.html</text:a></text:span></text:p>
                  </text:list-item>
                </text:list>
              </text:list-item>
              <text:list-item>
                <text:p>Playing Games : Analyzing Screen space, understanding HID, Computer logic etc</text:p>
              </text:list-item>
              <text:list-item>
                <text:p><text:s/>Browsing the Internet : Analysis of a Web interface, Behind the interfac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to Building Websi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TML Basics</text:p>
              </text:list-item>
              <text:list-item>
                <text:p>CSS Basics</text:p>
              </text:list-item>
              <text:list-item>
                <text:p>Using Plugi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it all come togeth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aining is initialized with a discussion about the course including examples of works that can be created upon completion.</text:p>
              </text:list-item>
              <text:list-item>
                <text:p>The learners are introduced to the Mobile App and instructed how to install it on their phones.</text:p>
              </text:list-item>
              <text:list-item>
                <text:p>Lessons have a modular design and should be constructed so that a single concept per lesson can be relayed to learners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Mobile App then provides the learners with a practical application of the concept discussed in class.</text:p>
              </text:list-item>
              <text:list-item>
                <text:p>Example:</text:p>
                <text:list>
                  <text:list-item>
                    <text:p>The students are learning about file systems, directory structure etc.</text:p>
                  </text:list-item>
                  <text:list-item>
                    <text:p>The lesson discusses techniques for file organization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The students then use phones which provide a practical experience of creating a folder on their phones using the App's interface that simulates aspects of the computers they use during lectures.</text:p>
                  </text:list-item>
                  <text:list-item>
                    <text:p>The mobile experience is touch based with little to no typing involved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ample 2</text:p>
                <text:list>
                  <text:list-item>
                    <text:p>The lesson is about creating an HTML template.</text:p>
                  </text:list-item>
                  <text:list-item>
                    <text:p>The students are instructed during a lesson</text:p>
                  </text:list-item>
                  <text:list-item>
                    <text:p>The practical using the mobile app, will involve touching the tags in the correct order so that they are placed in the correct order.</text:p>
                  </text:list-item>
                  <text:list-item>
                    <text:p>The app checks if the learner has completed the exercise correctly, if not provides hints and guidance to complete the lesso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ample 3</text:p>
                <text:list>
                  <text:list-item>
                    <text:p>Lesson involves understanding screen space in pixels and percentages.</text:p>
                  </text:list-item>
                  <text:list-item>
                    <text:p>Mobile app, walks student through placing a sprite on the background of a running app. Then moving the sprite around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ssons are designed towards building a major project i.e. an interactive mobile app and a personal website.</text:p>
              </text:list-item>
              <text:list-item>
                <text:p>The app has a login facility that will sync the students data and make their progress available for trainers.</text:p>
              </text:list-item>
              <text:list-item>
                <text:p>When an internet connection is not available the app works in offline mode storing all info locally, then syncing when a network connection is active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pproximately 24hrs per module (over 6 weeks)</text:p>
              </text:list-item>
              <text:list-item>
                <text:p>Main Modules can be added or subtracted</text:p>
              </text:list-item>
              <text:list-item>
                <text:p>Central Database tracks learners prog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yndon daniels</meta:initial-creator>
    <meta:creation-date>2014-09-05T09:30:06.850166896</meta:creation-date>
    <dc:date>2014-09-05T10:34:16.872204312</dc:date>
    <dc:creator>lyndon daniels</dc:creator>
    <meta:editing-duration>PT56M31S</meta:editing-duration>
    <meta:editing-cycles>5</meta:editing-cycles>
    <meta:generator>LibreOffice/4.2.6.3$Linux_X86_64 LibreOffice_project/420m0$Build-3</meta:generator>
    <meta:document-statistic meta:object-count="65"/>
  </office:meta>
</office:document-meta>
</file>